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Function</text:p>
          </draw:text-box>
        </draw:frame>
        <draw:frame draw:style-name="gr2" draw:text-style-name="P4" draw:layer="layout" svg:width="25.161cm" svg:height="8.782cm" svg:x="0.292cm" svg:y="2.649cm">
          <draw:text-box>
            <text:p>A function is a block of code.</text:p>
            <text:p>It runs when it is called with pair of parenthesis at the end.</text:p>
            <text:p/>
            <text:p>There are some functions which are built-in like: print(), input(), type(), len(), list(), etc.</text:p>
            <text:p/>
            <text:p>There are also functions which are user defined.</text:p>
            <text:p/>
            <text:p>We can pass data to function through parameter. Parameters are separated by commas.</text:p>
            <text:p/>
            <text:p>We can pass any number of arguments into a function. </text:p>
            <text:p>And a function can return data as result.</text:p>
            <text:p/>
            <text:p>Parameters or Arguments ?</text:p>
            <text:p>Both term’s are used for the Information passed into a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irst Function</text:p>
          </draw:text-box>
        </draw:frame>
        <draw:frame draw:style-name="gr2" draw:text-style-name="P4" draw:layer="layout" svg:width="24.83cm" svg:height="9.818cm" svg:x="0.77cm" svg:y="2.506cm">
          <draw:text-box>
            <text:p>A function is defined using the “def” keyword.</text:p>
            <text:p>A function has a name and a body.</text:p>
            <text:p>It may or may not have parameters (or arguments).</text:p>
            <text:p/>
            <text:p><text:span text:style-name="T1">def my_function():</text:span></text:p>
            <text:p><text:span text:style-name="T1"><text:s text:c="2"/></text:span><text:span text:style-name="T1">print("Hello from a function")</text:span> </text:p>
            <text:p/>
            <text:p>Name: my_function</text:p>
            <text:p>Arguments: no args</text:p>
            <text:p>Body: print(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text-style-name="P1" draw:layer="layout" svg:width="26cm" svg:height="2.292cm" svg:x="0.791cm" svg:y="2.466cm" presentation:class="outline" presentation:user-transformed="true">
          <draw:text-box>
            <text:list text:style-name="L2">
              <text:list-header>
                <text:p>Create a function that takes an integer as input and tells whether it is divisible by 7.</text:p>
                <text:p/>
              </text:list-header>
            </text:list>
          </draw:text-box>
        </draw:frame>
        <draw:frame draw:style-name="gr2" draw:text-style-name="P4" draw:layer="layout" svg:width="18.995cm" svg:height="4.617cm" svg:x="2.055cm" svg:y="5.293cm">
          <draw:text-box>
            <text:p>def div_by_7(x):</text:p>
            <text:p><text:s text:c="4"/>if x % 7 == 0:</text:p>
            <text:p><text:s text:c="8"/>print("yes, it is divisible by ")</text:p>
            <text:p><text:s text:c="4"/>else:</text:p>
            <text:p><text:s text:c="8"/>print("no, not divisible by 7")</text:p>
            <text:p/>
            <text:p>x = int(input("Enter a natural number: "))</text:p>
            <text:p/>
            <text:p>div_by_7(x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2">Passing of Arguments (With Name and Without Name)</text:span></text:p>
          </draw:text-box>
        </draw:frame>
        <draw:frame draw:style-name="gr2" draw:text-style-name="P4" draw:layer="layout" svg:width="26.732cm" svg:height="5.938cm" svg:x="0.489cm" svg:y="2.485cm">
          <draw:text-box>
            <text:p># Passing arguments with keywords i.e ( bind arguments with parameters name )</text:p>
            <text:p># Ordering of parameter has no mean in this case</text:p>
            <text:p/>
            <text:p text:style-name="P5"># define a function with three parameter </text:p>
            <text:p text:style-name="P5"/>
            <text:p>def get_youngest_child(child3, child2, child1): <text:s text:c="2"/></text:p>
            <text:p><text:s text:c="2"/>print("The youngest child is " + child3)</text:p>
            <text:p/>
            <text:p># What will be output?</text:p>
            <text:p/>
            <text:p>get_youngest_child("Emil", "Tobias", "Linus")</text:p>
            <text:p/>
            <text:p text:style-name="P5"># Calling of function by passing key value pairs , order not matter</text:p>
            <text:p/>
            <text:p>get_youngest_child(child1 = "Emil", child2 = "Tobias", child3 = "Linus")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0.489cm" svg:y="0.338cm" presentation:class="title" presentation:user-transformed="true">
          <draw:text-box>
            <text:p>Argument Passing With / Without Names</text:p>
          </draw:text-box>
        </draw:frame>
        <draw:frame draw:style-name="gr2" draw:text-style-name="P4" draw:layer="layout" svg:width="13.928cm" svg:height="0.961cm" svg:x="0.369cm" svg:y="2.259cm">
          <draw:text-box>
            <text:p><text:span text:style-name="T3">def</text:span> get_youngest_child(child3, child2, child1):</text:p>
          </draw:text-box>
        </draw:frame>
        <draw:frame draw:style-name="gr2" draw:text-style-name="P4" xml:id="id1" draw:id="id1" draw:layer="layout" svg:width="13.007cm" svg:height="0.961cm" svg:x="1.155cm" svg:y="5.406cm">
          <draw:text-box>
            <text:p>get_youngest_child("Emil", "Tobias", "Linus")</text:p>
          </draw:text-box>
        </draw:frame>
        <draw:connector draw:style-name="gr3" draw:text-style-name="P6" draw:layer="layout" svg:x1="8.122cm" svg:y1="3.458cm" svg:x2="7.658cm" svg:y2="5.406cm" draw:end-shape="id1" draw:end-glue-point="0" svg:d="M8122 3458v724h-464v1224" svg:viewBox="0 0 465 1949">
          <text:p/>
        </draw:connector>
        <draw:connector draw:style-name="gr3" draw:text-style-name="P6" draw:layer="layout" svg:x1="9.654cm" svg:y1="3.435cm" svg:x2="10.676cm" svg:y2="5.268cm" svg:d="M9654 3435v917h1022v916" svg:viewBox="0 0 1023 1834">
          <text:p/>
        </draw:connector>
        <draw:connector draw:style-name="gr3" draw:text-style-name="P6" draw:layer="layout" svg:x1="12.463cm" svg:y1="3.458cm" svg:x2="13.02cm" svg:y2="5.291cm" svg:d="M12463 3458v917h557v916" svg:viewBox="0 0 558 1834">
          <text:p/>
        </draw:connector>
        <draw:frame draw:style-name="gr2" draw:text-style-name="P4" draw:layer="layout" svg:width="13.834cm" svg:height="0.961cm" svg:x="0.88cm" svg:y="8.48cm">
          <draw:text-box>
            <text:p><text:span text:style-name="T3">def</text:span> get_youngest_child(child3, child2, child1):</text:p>
          </draw:text-box>
        </draw:frame>
        <draw:frame draw:style-name="gr2" draw:text-style-name="P4" draw:layer="layout" svg:width="20.322cm" svg:height="0.961cm" svg:x="0.909cm" svg:y="11.82cm">
          <draw:text-box>
            <text:p>get_youngest_child(child1 = "Emil", child2 = "Tobias", child3 = "Linus") </text:p>
          </draw:text-box>
        </draw:frame>
        <draw:path draw:style-name="gr4" draw:text-style-name="P7" draw:layer="layout" svg:width="6.204cm" svg:height="6.35cm" draw:transform="rotate (-1.02782439649946) translate (14.0201578786641cm 6.23721615668605cm)" svg:viewBox="0 0 6205 6351" svg:d="M0 6346c309 39 596-141 809-353 289-288 601-567 822-914 220-344 423-701 635-1053 224-370 448-741 672-1112 271-450 566-888 815-1352 200-372 518-665 862-888 331-214 656-443 1017-607l338-67 235 60">
          <text:p/>
        </draw:path>
        <draw:path draw:style-name="gr4" draw:text-style-name="P7" draw:layer="layout" svg:width="2.578cm" svg:height="0.142cm" draw:transform="rotate (-1.06412724494094) translate (11.0872848888048cm 9.44411242778896cm)" svg:viewBox="0 0 2579 143" svg:d="M0 99c377-70 745 76 1121 37 367-37 731-169 1106-128l260 12 92 23">
          <text:p/>
        </draw:path>
        <draw:path draw:style-name="gr4" draw:text-style-name="P7" draw:layer="layout" svg:width="1.605cm" svg:height="5.694cm" draw:transform="rotate (-1.42977372323375) translate (12.6541275059374cm 9.42227207383957cm)" svg:viewBox="0 0 1606 5695" svg:d="M0 5c366-37 751 127 975 397 216 260 223 639 214 968-9 302-110 596-127 896-21 359-94 705-81 1067 13 350 68 687 63 1040-4 349 132 685 231 1018l127 252 204 52">
          <text:p/>
        </draw:path>
        <draw:frame draw:style-name="gr5" draw:text-style-name="P9" draw:layer="layout" svg:width="12.463cm" svg:height="4.517cm" svg:x="14.97cm" svg:y="2.414cm">
          <draw:text-box>
            <text:p text:style-name="P8"><text:span text:style-name="T3">Argument passing by positions:</text:span></text:p>
            <text:p text:style-name="P8"><text:span text:style-name="T4">First argument goes to the first variable, second argument goes to the second variable, so on, so forth.</text:span></text:p>
          </draw:text-box>
        </draw:frame>
        <draw:frame draw:style-name="gr6" draw:text-style-name="P9" draw:layer="layout" svg:width="5.106cm" svg:height="2.384cm" svg:x="19.867cm" svg:y="8.611cm">
          <draw:text-box>
            <text:p text:style-name="P8"><text:span text:style-name="T3">Argument passing by 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52:25.135564455</meta:creation-date>
    <meta:editing-duration>PT1H14M3S</meta:editing-duration>
    <meta:editing-cycles>36</meta:editing-cycles>
    <meta:generator>LibreOffice/7.3.7.2$Linux_X86_64 LibreOffice_project/30$Build-2</meta:generator>
    <dc:title>Blue Curve</dc:title>
    <dc:date>2023-06-07T20:41:59.948476212</dc:date>
    <meta:document-statistic meta:object-count="70"/>
  </office:meta>
</office:document-meta>
</file>